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2" style:family="table-cell" style:parent-style-name="Default" style:data-style-name="N0">
      <style:text-properties style:font-name="Arial" style:font-name-asian="Arial" style:font-name-complex="Arial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/>
    </style:style>
    <style:style style:name="ce7" style:family="table-cell" style:parent-style-name="Hyperlink" style:data-style-name="N0">
      <style:table-cell-properties style:vertical-align="automatic" fo:wrap-option="wrap"/>
      <style:text-properties fo:color="#0563C1" style:font-name="Arial" style:font-name-asian="Arial" style:font-name-complex="Arial" style:text-underline-style="solid" style:text-underline-type="single"/>
    </style:style>
    <style:style style:name="co1" style:family="table-column">
      <style:table-column-properties fo:break-before="auto" style:column-width="16.13958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8.75770833333333cm" style:use-optimal-column-width="true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7.46125cm" style:use-optimal-column-width="true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2.48708333333333cm" style:use-optimal-column-width="true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3.46604166666667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3.04270833333333cm" style:use-optimal-column-width="true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19pt" style:use-optimal-row-height="true" fo:break-before="auto"/>
    </style:style>
    <style:style style:name="ro4" style:family="table-row">
      <style:table-row-properties style:row-height="187pt" style:use-optimal-row-height="true" fo:break-before="auto"/>
    </style:style>
    <style:style style:name="ro5" style:family="table-row">
      <style:table-row-properties style:row-height="153pt" style:use-optimal-row-height="true" fo:break-before="auto"/>
    </style:style>
    <style:style style:name="ro6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office:value-type="string" table:style-name="ce5">
            <text:p>Penguin Statistics (Example Document)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Purpose</text:p>
          </table:table-cell>
          <table:table-cell table:number-columns-repeated="16383"/>
        </table:table-row>
        <table:table-row table:style-name="ro3">
          <table:table-cell office:value-type="string" table:style-name="ce6">
            <text:p>This workbook provides examples of tables created that conform to the UK government's guidance on releasing statistics in spreadsheets. You can find the guidance at: https://analysisfunction.civilservice.gov.uk/policy-store/releasing-statistics-in-spreadsheets/.</text:p>
            <text:p/>
            <text:p>This spreadsheet has been made as an example for the {tidyods} R package. {tidyods} is a package for extracting information from OpenDocument Spreadsheet (ODS) files. You can read more about {todyods} at: http://mattkerlogue.github.io/tidyods/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Data and licensing</text:p>
          </table:table-cell>
          <table:table-cell table:number-columns-repeated="16383"/>
        </table:table-row>
        <table:table-row table:style-name="ro4">
          <table:table-cell office:value-type="string" table:style-name="ce6">
            <text:p>The data in this example is sourced from the {palmerpenguins} R package, which provides a data collected by Dr. Kristen Gorman and the Palmer Station, Antarctica LTER. More details about the {palmerpenguins} package and data can be found at: https://allisonhorst.github.io/palmerpenguins/.</text:p>
            <text:p/>
            <text:p>Horst AM, Hill AP, Gorman KB (2020). palmerpenguins: Palmer Archipelago (Antarctica) penguin data. R package version 0.1.0. https://allisonhorst.github.io/palmerpenguins/. doi: 10.5281/zenodo.3960218.</text:p>
            <text:p/>
            <text:p>This data is reused under the CC0 licence, this document is thereby also released under the CC0 licence.</text:p>
            <text:p/>
            <text:p>The data and analysis in this spreadsheet are for illustrative purposes only and is not affiliated with or endorsed by either the {palmerpenguins} package authors and maintainers, or the original data collector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orkbook properties</text:p>
          </table:table-cell>
          <table:table-cell table:number-columns-repeated="16383"/>
        </table:table-row>
        <table:table-row table:style-name="ro5">
          <table:table-cell office:value-type="string" table:style-name="ce6">
            <text:p>Statistics are rounded to 2 decimal places.</text:p>
            <text:p/>
            <text:p>Some cells have notes associated with them, which are indicated with square brackets, like [Note 1]. The text of these notes can be found in the "Notes" worksheet.</text:p>
            <text:p/>
            <text:p>Some cells contain shorthand. The shorthand [c] is used to indicate cells where data has been suppressed to protect the confidentiality of the penguins. The shorthand [e] is used to indicate cells where data has been estimated due to small sample sizes. The shorthand [w] is used to indicate where statistics cannot be calculated as there were no penguins in this combination of variable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Contact</text:p>
          </table:table-cell>
          <table:table-cell table:number-columns-repeated="16383"/>
        </table:table-row>
        <table:table-row table:style-name="ro6">
          <table:table-cell office:value-type="string" table:style-name="ce7">
            <text:p><text:a xlink:href="https://github.com/mattkerlogue/tidyods/issues">https://github.com/mattkerlogue/tidyods/issues</text:a></text:p>
          </table:table-cell>
          <table:table-cell table:number-columns-repeated="16383"/>
        </table:table-row>
        <table:table-row table:number-rows-repeated="1048567" table:style-name="ro2">
          <table:table-cell table:number-columns-repeated="16384"/>
        </table:table-row>
      </table:table>
      <table:table table:name="Contents" table:style-name="ta1">
        <table:table-column table:style-name="co3" table:default-cell-style-name="ce2"/>
        <table:table-column table:style-name="co4" table:default-cell-style-name="ce2"/>
        <table:table-column table:style-name="co2" table:number-columns-repeated="16382" table:default-cell-style-name="ce2"/>
        <table:table-row table:style-name="ro1">
          <table:table-cell office:value-type="string" table:style-name="ce5">
            <text:p>Content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2">
            <text:p>This worksheet contains 1 table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">
            <text:p>Sheet name</text:p>
          </table:table-cell>
          <table:table-cell office:value-type="string" table:style-name="ce1">
            <text:p>Sheet title/descripti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ver</text:p>
          </table:table-cell>
          <table:table-cell office:value-type="string" table:style-name="ce2">
            <text:p>Cover shee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ntents</text:p>
          </table:table-cell>
          <table:table-cell office:value-type="string" table:style-name="ce2">
            <text:p>Table of content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otes</text:p>
          </table:table-cell>
          <table:table-cell office:value-type="string" table:style-name="ce2">
            <text:p>Notes found in Tables 1 and 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ble_1</text:p>
          </table:table-cell>
          <table:table-cell office:value-type="string" table:style-name="ce2">
            <text:p>Table 1: Penguin vital statistics by species and sex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ble_2</text:p>
          </table:table-cell>
          <table:table-cell office:value-type="string" table:style-name="ce2">
            <text:p>Table 2: Penguin isotope sample results by island and sex</text:p>
          </table:table-cell>
          <table:table-cell table:number-columns-repeated="16382"/>
        </table:table-row>
        <table:table-row table:number-rows-repeated="1048568" table:style-name="ro2">
          <table:table-cell table:number-columns-repeated="16384"/>
        </table:table-row>
      </table:table>
      <table:table table:name="Notes" table:style-name="ta1">
        <table:table-column table:style-name="co5" table:default-cell-style-name="ce2"/>
        <table:table-column table:style-name="co6" table:default-cell-style-name="ce2"/>
        <table:table-column table:style-name="co2" table:number-columns-repeated="16382" table:default-cell-style-name="ce2"/>
        <table:table-row table:style-name="ro1">
          <table:table-cell office:value-type="string" table:style-name="ce5">
            <text:p>Note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2">
            <text:p>This worksheet contains one table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">
            <text:p>Note number</text:p>
          </table:table-cell>
          <table:table-cell office:value-type="string" table:style-name="ce1">
            <text:p>Note tex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[Note 1]</text:p>
          </table:table-cell>
          <table:table-cell office:value-type="string" table:style-name="ce2">
            <text:p>The ratio of stable isotopes 15N:14N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[Note 2]</text:p>
          </table:table-cell>
          <table:table-cell office:value-type="string" table:style-name="ce2">
            <text:p>The ratio of stable isotopes 13C:12C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[Note 3]</text:p>
          </table:table-cell>
          <table:table-cell office:value-type="string" table:style-name="ce2">
            <text:p>Sex markers were not identified in some samples.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  <table:table table:name="Table_1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number-columns-repeated="16378" table:default-cell-style-name="ce2"/>
        <table:table-row table:style-name="ro1">
          <table:table-cell office:value-type="string" table:style-name="ce5">
            <text:p>Table 1: Penguin vital statistics by species and sex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2">
            <text:p>This worksheet contains one table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2">
            <text:p>This table contains notes, which can be found in the Notes worksheet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2">
            <text:p>Shorthand is used in this table, see the cover page for details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4">
            <text:p>Species</text:p>
          </table:table-cell>
          <table:table-cell office:value-type="string" table:style-name="ce4">
            <text:p>Sex</text:p>
          </table:table-cell>
          <table:table-cell office:value-type="string" table:style-name="ce4">
            <text:p>Bill length (mm)</text:p>
          </table:table-cell>
          <table:table-cell office:value-type="string" table:style-name="ce4">
            <text:p>Bill depth (mm)</text:p>
          </table:table-cell>
          <table:table-cell office:value-type="string" table:style-name="ce4">
            <text:p>Flipper length (mm)</text:p>
          </table:table-cell>
          <table:table-cell office:value-type="string" table:style-name="ce4">
            <text:p>Body mass (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Adelie</text:p>
          </table:table-cell>
          <table:table-cell office:value-type="string" table:style-name="ce2">
            <text:p>Female</text:p>
          </table:table-cell>
          <table:table-cell office:value-type="float" office:value="37.257534246575297" table:style-name="ce3">
            <text:p>37.26</text:p>
          </table:table-cell>
          <table:table-cell office:value-type="float" office:value="17.621917808219202" table:style-name="ce3">
            <text:p>17.62</text:p>
          </table:table-cell>
          <table:table-cell office:value-type="float" office:value="187.79452054794501" table:style-name="ce3">
            <text:p>187.79</text:p>
          </table:table-cell>
          <table:table-cell office:value-type="float" office:value="3368.8356164383599" table:style-name="ce3">
            <text:p>3368.84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Adelie</text:p>
          </table:table-cell>
          <table:table-cell office:value-type="string" table:style-name="ce2">
            <text:p>Male</text:p>
          </table:table-cell>
          <table:table-cell office:value-type="float" office:value="40.390410958904098" table:style-name="ce3">
            <text:p>40.39</text:p>
          </table:table-cell>
          <table:table-cell office:value-type="float" office:value="19.072602739726001" table:style-name="ce3">
            <text:p>19.07</text:p>
          </table:table-cell>
          <table:table-cell office:value-type="float" office:value="192.41095890411" table:style-name="ce3">
            <text:p>192.41</text:p>
          </table:table-cell>
          <table:table-cell office:value-type="float" office:value="4043.4931506849298" table:style-name="ce3">
            <text:p>4043.49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Adelie</text:p>
          </table:table-cell>
          <table:table-cell office:value-type="string" table:style-name="ce2">
            <text:p>Missing [Note 3]</text:p>
          </table:table-cell>
          <table:table-cell office:value-type="string" table:style-name="ce3">
            <text:p>[c]</text:p>
          </table:table-cell>
          <table:table-cell office:value-type="string" table:style-name="ce3">
            <text:p>[c]</text:p>
          </table:table-cell>
          <table:table-cell office:value-type="string" table:style-name="ce3">
            <text:p>[c]</text:p>
          </table:table-cell>
          <table:table-cell office:value-type="string" table:style-name="ce3">
            <text:p>[c]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Chinstrap</text:p>
          </table:table-cell>
          <table:table-cell office:value-type="string" table:style-name="ce2">
            <text:p>Female</text:p>
          </table:table-cell>
          <table:table-cell office:value-type="float" office:value="46.573529411764703" table:style-name="ce3">
            <text:p>46.57</text:p>
          </table:table-cell>
          <table:table-cell office:value-type="float" office:value="17.588235294117599" table:style-name="ce3">
            <text:p>17.59</text:p>
          </table:table-cell>
          <table:table-cell office:value-type="float" office:value="191.73529411764699" table:style-name="ce3">
            <text:p>191.74</text:p>
          </table:table-cell>
          <table:table-cell office:value-type="float" office:value="3527.2058823529401" table:style-name="ce3">
            <text:p>3527.21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Chinstrap</text:p>
          </table:table-cell>
          <table:table-cell office:value-type="string" table:style-name="ce2">
            <text:p>Male</text:p>
          </table:table-cell>
          <table:table-cell office:value-type="float" office:value="51.094117647058802" table:style-name="ce3">
            <text:p>51.09</text:p>
          </table:table-cell>
          <table:table-cell office:value-type="float" office:value="19.2529411764706" table:style-name="ce3">
            <text:p>19.25</text:p>
          </table:table-cell>
          <table:table-cell office:value-type="float" office:value="199.91176470588201" table:style-name="ce3">
            <text:p>199.91</text:p>
          </table:table-cell>
          <table:table-cell office:value-type="float" office:value="3938.9705882352901" table:style-name="ce3">
            <text:p>3938.97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Gentoo</text:p>
          </table:table-cell>
          <table:table-cell office:value-type="string" table:style-name="ce2">
            <text:p>Female</text:p>
          </table:table-cell>
          <table:table-cell office:value-type="float" office:value="45.563793103448297" table:style-name="ce3">
            <text:p>45.56</text:p>
          </table:table-cell>
          <table:table-cell office:value-type="float" office:value="14.2379310344828" table:style-name="ce3">
            <text:p>14.24</text:p>
          </table:table-cell>
          <table:table-cell office:value-type="float" office:value="212.70689655172399" table:style-name="ce3">
            <text:p>212.71</text:p>
          </table:table-cell>
          <table:table-cell office:value-type="float" office:value="4679.7413793103497" table:style-name="ce3">
            <text:p>4679.74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Gentoo</text:p>
          </table:table-cell>
          <table:table-cell office:value-type="string" table:style-name="ce2">
            <text:p>Male</text:p>
          </table:table-cell>
          <table:table-cell office:value-type="float" office:value="49.4737704918033" table:style-name="ce3">
            <text:p>49.47</text:p>
          </table:table-cell>
          <table:table-cell office:value-type="float" office:value="15.7180327868852" table:style-name="ce3">
            <text:p>15.72</text:p>
          </table:table-cell>
          <table:table-cell office:value-type="float" office:value="221.54098360655701" table:style-name="ce3">
            <text:p>221.54</text:p>
          </table:table-cell>
          <table:table-cell office:value-type="float" office:value="5484.8360655737697" table:style-name="ce3">
            <text:p>5484.84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Gentoo</text:p>
          </table:table-cell>
          <table:table-cell office:value-type="string" table:style-name="ce2">
            <text:p>Missing [Note 3]</text:p>
          </table:table-cell>
          <table:table-cell office:value-type="string" table:style-name="ce3">
            <text:p>[c]</text:p>
          </table:table-cell>
          <table:table-cell office:value-type="string" table:style-name="ce3">
            <text:p>[c]</text:p>
          </table:table-cell>
          <table:table-cell office:value-type="string" table:style-name="ce3">
            <text:p>[c]</text:p>
          </table:table-cell>
          <table:table-cell office:value-type="string" table:style-name="ce3">
            <text:p>[c]</text:p>
          </table:table-cell>
          <table:table-cell table:number-columns-repeated="16378"/>
        </table:table-row>
        <table:table-row table:number-rows-repeated="1048563" table:style-name="ro2">
          <table:table-cell table:number-columns-repeated="16384"/>
        </table:table-row>
      </table:table>
      <table:table table:name="Table_2" table:style-name="ta1">
        <table:table-column table:style-name="co7" table:default-cell-style-name="ce2"/>
        <table:table-column table:style-name="co8" table:default-cell-style-name="ce2"/>
        <table:table-column table:style-name="co13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2" table:number-columns-repeated="16378" table:default-cell-style-name="ce2"/>
        <table:table-row table:style-name="ro1">
          <table:table-cell office:value-type="string" table:style-name="ce5">
            <text:p>Table 2: Penguin isotope sample results by island and sex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2">
            <text:p>This worksheet contains one table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2">
            <text:p>This table contains notes, which can be found in the Notes worksheet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2">
            <text:p>Shorthand is used in this table, see the cover page for details.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4">
            <text:p>Island</text:p>
          </table:table-cell>
          <table:table-cell office:value-type="string" table:style-name="ce4">
            <text:p>Sex</text:p>
          </table:table-cell>
          <table:table-cell office:value-type="string" table:style-name="ce4">
            <text:p>Delta 15 N [Note 1]</text:p>
          </table:table-cell>
          <table:table-cell office:value-type="string" table:style-name="ce4">
            <text:p>Delta 13 C [Note 2]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Biscoe</text:p>
          </table:table-cell>
          <table:table-cell office:value-type="string" table:style-name="ce2">
            <text:p>Female</text:p>
          </table:table-cell>
          <table:table-cell office:value-type="float" office:value="8.35" table:style-name="ce3">
            <text:p>8.35</text:p>
          </table:table-cell>
          <table:table-cell office:value-type="float" office:value="-26.12" table:style-name="ce3">
            <text:p>-26.1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Biscoe</text:p>
          </table:table-cell>
          <table:table-cell office:value-type="string" table:style-name="ce2">
            <text:p>Male</text:p>
          </table:table-cell>
          <table:table-cell office:value-type="float" office:value="8.4600000000000009" table:style-name="ce3">
            <text:p>8.46</text:p>
          </table:table-cell>
          <table:table-cell office:value-type="float" office:value="-26.1" table:style-name="ce3">
            <text:p>-26.10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Biscoe</text:p>
          </table:table-cell>
          <table:table-cell office:value-type="string" table:style-name="ce2">
            <text:p>Missing [Note 3]</text:p>
          </table:table-cell>
          <table:table-cell office:value-type="string" table:style-name="ce3">
            <text:p>[c]</text:p>
          </table:table-cell>
          <table:table-cell office:value-type="string" table:style-name="ce3">
            <text:p>[c]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Dream</text:p>
          </table:table-cell>
          <table:table-cell office:value-type="string" table:style-name="ce2">
            <text:p>Female</text:p>
          </table:table-cell>
          <table:table-cell office:value-type="float" office:value="9.1" table:style-name="ce3">
            <text:p>9.10</text:p>
          </table:table-cell>
          <table:table-cell office:value-type="float" office:value="-25.08" table:style-name="ce3">
            <text:p>-25.08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Dream</text:p>
          </table:table-cell>
          <table:table-cell office:value-type="string" table:style-name="ce2">
            <text:p>Male</text:p>
          </table:table-cell>
          <table:table-cell office:value-type="float" office:value="9.26" table:style-name="ce3">
            <text:p>9.26</text:p>
          </table:table-cell>
          <table:table-cell office:value-type="float" office:value="-25.05" table:style-name="ce3">
            <text:p>-25.05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Dream</text:p>
          </table:table-cell>
          <table:table-cell office:value-type="string" table:style-name="ce2">
            <text:p>Missing [Note 3]</text:p>
          </table:table-cell>
          <table:table-cell office:value-type="string" table:style-name="ce3">
            <text:p>[w]</text:p>
          </table:table-cell>
          <table:table-cell office:value-type="string" table:style-name="ce3">
            <text:p>[w]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Torgersen</text:p>
          </table:table-cell>
          <table:table-cell office:value-type="string" table:style-name="ce2">
            <text:p>Female</text:p>
          </table:table-cell>
          <table:table-cell office:value-type="string" table:style-name="ce3">
            <text:p>8.66 [e]</text:p>
          </table:table-cell>
          <table:table-cell office:value-type="string" table:style-name="ce3">
            <text:p>-25.74 [e]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Torgersen</text:p>
          </table:table-cell>
          <table:table-cell office:value-type="string" table:style-name="ce2">
            <text:p>Male</text:p>
          </table:table-cell>
          <table:table-cell office:value-type="string" table:style-name="ce3">
            <text:p>8.92 [e]</text:p>
          </table:table-cell>
          <table:table-cell office:value-type="string" table:style-name="ce3">
            <text:p>-25.84 [e]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Torgersen</text:p>
          </table:table-cell>
          <table:table-cell office:value-type="string" table:style-name="ce2">
            <text:p>Missing [Note 3]</text:p>
          </table:table-cell>
          <table:table-cell office:value-type="string" table:style-name="ce3">
            <text:p>[c]</text:p>
          </table:table-cell>
          <table:table-cell office:value-type="string" table:style-name="ce3">
            <text:p>[c]</text:p>
          </table:table-cell>
          <table:table-cell table:number-columns-repeated="16380"/>
        </table:table-row>
        <table:table-row table:number-rows-repeated="1048562" table:style-name="ro2">
          <table:table-cell table:number-columns-repeated="16384"/>
        </table:table-row>
      </table:table>
      <table:database-ranges>
        <table:database-range table:target-range-address="Notes.A3:Notes.B6" table:name="Table5" table:display-filter-buttons="false"/>
        <table:database-range table:target-range-address="Table_1.A5:Table_1.F13" table:name="Table2" table:display-filter-buttons="false"/>
        <table:database-range table:target-range-address="Table_2.A5:Table_2.D14" table:name="Table4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7">
      <number:number number:decimal-places="3" number:min-decimal-places="3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09</meta:generator>
    <meta:initial-creator>Microsoft Office User</meta:initial-creator>
    <dc:creator>Microsoft Office User</dc:creator>
    <meta:creation-date>2023-05-09T17:35:51Z</meta:creation-date>
    <dc:date>2023-05-09T19:10:51Z</dc:date>
  </office:meta>
</office:document-meta>
</file>